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300001B9000000DC859024D20.svm"/>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color="#ffffff" draw:textarea-horizontal-align="center" draw:textarea-vertical-align="middle"/>
    </style:style>
    <style:style style:name="gr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4" style:family="graphic" style:parent-style-name="standard">
      <style:graphic-properties svg:stroke-width="0.051cm" svg:stroke-color="#ff0000" draw:marker-start-width="0.381cm" draw:marker-end="Arrow"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ff" draw:marker-start-width="0.381cm" draw:marker-end="Arrow" draw:marker-end-width="0.381cm" draw:textarea-horizontal-align="center" draw:textarea-vertical-align="middle" fo:padding-top="0.15cm" fo:padding-bottom="0.15cm" fo:padding-left="0.275cm" fo:padding-right="0.275cm"/>
    </style:style>
    <style:style style:name="gr7" style:family="graphic" style:parent-style-name="standard">
      <style:graphic-properties draw:ole-draw-aspect="1" style:protect="size"/>
    </style:style>
    <style:style style:name="gr8" style:family="graphic" style:parent-style-name="standard">
      <style:graphic-properties svg:stroke-width="0.051cm" svg:stroke-color="#0000ff" draw:marker-start-width="0.381cm" draw:marker-end="Arrow" draw:marker-end-width="0.279cm" draw:textarea-horizontal-align="center" draw:textarea-vertical-align="middle" fo:padding-top="0.15cm" fo:padding-bottom="0.15cm" fo:padding-left="0.275cm" fo:padding-right="0.275cm"/>
    </style:style>
    <style:style style:name="gr9" style:family="graphic" style:parent-style-name="standard">
      <style:graphic-properties svg:stroke-width="0.152cm" draw:marker-start-width="0.533cm" draw:marker-end="Arrow" draw:marker-end-width="0.533cm" draw:textarea-horizontal-align="center" draw:textarea-vertical-align="middle" fo:padding-top="0.201cm" fo:padding-bottom="0.201cm" fo:padding-left="0.326cm" fo:padding-right="0.326cm"/>
    </style:style>
    <style:style style:name="gr10" style:family="graphic" style:parent-style-name="objectwithoutfill">
      <style:graphic-properties svg:stroke-width="0.051cm" svg:stroke-color="#800080" draw:marker-start-width="0.381cm" draw:marker-end-width="0.381cm" draw:fill="none" draw:textarea-horizontal-align="center" draw:textarea-vertical-align="middle" fo:padding-top="0.15cm" fo:padding-bottom="0.15cm" fo:padding-left="0.275cm" fo:padding-right="0.275cm"/>
    </style:style>
    <style:style style:name="gr11" style:family="graphic" style:parent-style-name="objectwithoutfill">
      <style:graphic-properties svg:stroke-width="0.051cm" svg:stroke-color="#ff0000" draw:marker-start-width="0.381cm" draw:marker-end-width="0.381cm" draw:fill="none" draw:textarea-horizontal-align="center" draw:textarea-vertical-align="middle" fo:padding-top="0.15cm" fo:padding-bottom="0.15cm" fo:padding-left="0.275cm" fo:padding-right="0.275cm"/>
    </style:style>
    <style:style style:name="gr12" style:family="graphic" style:parent-style-name="standard">
      <style:graphic-properties svg:stroke-width="0.051cm" svg:stroke-color="#800080" draw:marker-start-width="0.381cm" draw:marker-end="Arrow"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color="#ff0000" fo:font-size="12pt" fo:font-style="italic" style:font-size-asian="12pt" style:font-style-asian="italic" style:font-size-complex="12pt" style:font-style-complex="italic"/>
    </style:style>
    <style:style style:name="P3" style:family="paragraph">
      <style:text-properties fo:color="#800080" fo:font-size="12pt" fo:font-style="italic" style:font-size-asian="12pt" style:font-style-asian="italic" style:font-size-complex="12pt" style:font-style-complex="italic"/>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fo:font-size="14pt" style:font-size-asian="14pt" style:font-size-complex="14pt"/>
    </style:style>
    <style:style style:name="P6" style:family="paragraph">
      <style:text-properties fo:font-size="12pt" style:font-size-asian="12pt" style:font-size-complex="12pt"/>
    </style:style>
    <style:style style:name="T1" style:family="text">
      <style:text-properties fo:color="#ff0000" fo:font-size="12pt" fo:font-style="italic" style:font-size-asian="12pt" style:font-style-asian="italic" style:font-size-complex="12pt" style:font-style-complex="italic"/>
    </style:style>
    <style:style style:name="T2" style:family="text">
      <style:text-properties fo:color="#800080" fo:font-size="12pt" fo:font-style="italic" style:font-size-asian="12pt" style:font-style-asian="italic" style:font-size-complex="12pt" style:font-style-complex="italic"/>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4pt" fo:font-style="italic" style:font-size-asian="14pt" style:font-weight-asian="normal" style:font-size-complex="14pt"/>
    </style:style>
    <style:style style:name="T5" style:family="text">
      <style:text-properties style:text-position="sub 58%" fo:font-size="14pt" fo:font-style="italic" style:font-size-asian="14pt" style:font-weight-asian="normal" style:font-size-complex="14pt"/>
    </style:style>
    <style:style style:name="T6" style:family="text">
      <style:text-properties fo:font-size="14pt" style:font-size-asian="14pt" style:font-size-complex="14pt"/>
    </style:style>
    <style:style style:name="T7" style:family="text">
      <style:text-properties fo:font-family="'Liberation Sans'" style:font-style-name="Regular" style:font-family-generic="swiss" fo:font-size="14pt" style:font-family-asian="'Liberation Sans'" style:font-style-name-asian="Regular" style:font-family-generic-asian="swiss" style:font-size-asian="14pt" style:font-family-complex="'Liberation Sans'" style:font-style-name-complex="Regular" style:font-family-generic-complex="swiss" style:font-size-complex="14pt"/>
    </style:style>
    <style:style style:name="T8" style:family="text">
      <style:text-properties fo:font-family="Symbol" style:font-pitch="variable" style:font-charset="x-symbol"/>
    </style:style>
    <style:style style:name="T9"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2.517cm" svg:height="2.789cm" svg:x="12.341cm" svg:y="7.823cm">
            <draw:image xlink:href="Pictures/2000004300001B9000000DC859024D20.svm" xlink:type="simple" xlink:show="embed" xlink:actuate="onLoad">
              <text:p/>
            </draw:image>
          </draw:frame>
          <draw:rect draw:style-name="gr2" draw:text-style-name="P1" draw:layer="layout" svg:width="2.934cm" svg:height="1.235cm" svg:x="12.021cm" svg:y="7.967cm">
            <text:p/>
          </draw:rect>
          <draw:rect draw:style-name="gr2" draw:text-style-name="P1" draw:layer="layout" svg:width="0.502cm" svg:height="1.235cm" svg:x="12.454cm" svg:y="9.058cm">
            <text:p/>
          </draw:rect>
          <draw:rect draw:style-name="gr2" draw:text-style-name="P1" draw:layer="layout" svg:width="0.502cm" svg:height="1.235cm" svg:x="14.254cm" svg:y="9.059cm">
            <text:p/>
          </draw:rect>
        </draw:g>
        <draw:line draw:style-name="gr3" draw:text-style-name="P1" draw:layer="layout" svg:x1="6.321cm" svg:y1="9.844cm" svg:x2="6.283cm" svg:y2="3.038cm">
          <text:p/>
        </draw:line>
        <draw:line draw:style-name="gr4" draw:text-style-name="P1" draw:layer="layout" svg:x1="6.321cm" svg:y1="9.844cm" svg:x2="12.632cm" svg:y2="9.829cm">
          <text:p/>
        </draw:line>
        <draw:frame draw:style-name="gr5" draw:text-style-name="P2" draw:layer="layout" svg:width="0.714cm" svg:height="0.725cm" svg:x="11.841cm" svg:y="10.008cm">
          <draw:text-box>
            <text:p><text:span text:style-name="T1">x</text:span></text:p>
          </draw:text-box>
        </draw:frame>
        <draw:frame draw:style-name="gr5" draw:text-style-name="P3" draw:layer="layout" svg:width="0.714cm" svg:height="0.725cm" svg:x="8.918cm" svg:y="7.225cm">
          <draw:text-box>
            <text:p><text:span text:style-name="T2">y</text:span></text:p>
          </draw:text-box>
        </draw:frame>
        <draw:frame draw:style-name="gr5" draw:text-style-name="P4" draw:layer="layout" svg:width="0.714cm" svg:height="0.725cm" svg:x="6.331cm" svg:y="2.765cm">
          <draw:text-box>
            <text:p><text:span text:style-name="T3">z</text:span></text:p>
          </draw:text-box>
        </draw:frame>
        <draw:line draw:style-name="gr6" draw:text-style-name="P1" draw:layer="layout" svg:x1="6.322cm" svg:y1="9.845cm" svg:x2="11.753cm" svg:y2="9.812cm">
          <text:p/>
        </draw:line>
        <draw:frame draw:style-name="gr7" draw:layer="layout" svg:width="0.48cm" svg:height="0.52cm" svg:x="5.555cm" svg:y="2.883cm">
          <draw:object xlink:href="./Object 1" xlink:type="simple" xlink:show="embed" xlink:actuate="onLoad"/>
          <draw:image xlink:href="./ObjectReplacements/Object 1" xlink:type="simple" xlink:show="embed" xlink:actuate="onLoad"/>
        </draw:frame>
        <draw:frame draw:style-name="gr5" draw:text-style-name="P5" draw:layer="layout" svg:width="1.9cm" svg:height="0.968cm" svg:x="6.541cm" svg:y="3.25cm">
          <draw:text-box>
            <text:p><text:span text:style-name="T4">M</text:span><text:span text:style-name="T5">z</text:span><text:span text:style-name="T6"> </text:span><text:span text:style-name="T7">=</text:span><text:span text:style-name="T6"> 0</text:span></text:p>
          </draw:text-box>
        </draw:frame>
        <draw:polyline draw:style-name="gr8" draw:text-style-name="P1" draw:layer="layout" svg:width="1.249cm" svg:height="0.186cm" draw:transform="rotate (-2.14605684825301) translate (9.07779254038242cm 10.1961825566902cm)" svg:viewBox="0 0 1250 187" draw:points="0,175 259,45 593,0 1250,187">
          <text:p/>
        </draw:polyline>
        <draw:line draw:style-name="gr6" draw:text-style-name="P1" draw:layer="layout" svg:x1="6.323cm" svg:y1="9.846cm" svg:x2="8.674cm" svg:y2="12.169cm">
          <text:p/>
        </draw:line>
        <draw:line draw:style-name="gr6" draw:text-style-name="P1" draw:layer="layout" svg:x1="6.324cm" svg:y1="9.847cm" svg:x2="2.79cm" svg:y2="10.951cm">
          <text:p/>
        </draw:line>
        <draw:polyline draw:style-name="gr8" draw:text-style-name="P1" draw:layer="layout" svg:width="1.249cm" svg:height="0.186cm" draw:transform="rotate (2.7337092073982) translate (6.4381586585311cm 11.7304029734824cm)" svg:viewBox="0 0 1250 187" draw:points="0,175 259,45 593,0 1250,187">
          <text:p/>
        </draw:polyline>
        <draw:line draw:style-name="gr6" draw:text-style-name="P1" draw:layer="layout" svg:x1="6.324cm" svg:y1="9.847cm" svg:x2="7.295cm" svg:y2="7.455cm">
          <text:p/>
        </draw:line>
        <draw:polyline draw:style-name="gr8" draw:text-style-name="P1" draw:layer="layout" svg:width="1.249cm" svg:height="0.186cm" draw:transform="rotate (1.00635684669974) translate (4.64771037777421cm 9.65205964410197cm)" svg:viewBox="0 0 1250 187" draw:points="0,175 259,45 593,0 1250,187">
          <text:p/>
        </draw:polyline>
        <draw:polyline draw:style-name="gr8" draw:text-style-name="P1" draw:layer="layout" svg:width="1.249cm" svg:height="0.186cm" draw:transform="rotate (-0.727627765157485) translate (8.07183476449979cm 8.13015226928547cm)" svg:viewBox="0 0 1250 187" draw:points="0,175 259,45 593,0 1250,187">
          <text:p/>
        </draw:polyline>
        <draw:frame draw:style-name="gr5" draw:layer="layout" svg:width="1.806cm" svg:height="0.962cm" svg:x="10.308cm" svg:y="9.908cm">
          <draw:text-box>
            <text:p>M(0)</text:p>
          </draw:text-box>
        </draw:frame>
        <draw:frame draw:style-name="gr5" draw:layer="layout" svg:width="2.021cm" svg:height="1.03cm" svg:x="7.355cm" svg:y="11.857cm">
          <draw:text-box>
            <text:p>M(<text:span text:style-name="T8">D</text:span>t)</text:p>
          </draw:text-box>
        </draw:frame>
        <draw:frame draw:style-name="gr5" draw:layer="layout" svg:width="2.372cm" svg:height="1.03cm" svg:x="1.556cm" svg:y="9.557cm">
          <draw:text-box>
            <text:p>M(2<text:span text:style-name="T8">D</text:span>t)</text:p>
          </draw:text-box>
        </draw:frame>
        <draw:frame draw:style-name="gr5" draw:layer="layout" svg:width="2.372cm" svg:height="1.03cm" svg:x="6.36cm" svg:y="6.413cm">
          <draw:text-box>
            <text:p>M(3<text:span text:style-name="T8">D</text:span>t)</text:p>
          </draw:text-box>
        </draw:frame>
        <draw:frame draw:style-name="gr5" draw:text-style-name="P6" draw:layer="layout" svg:width="3.139cm" svg:height="0.725cm" svg:x="12.361cm" svg:y="10.117cm">
          <draw:text-box>
            <text:p><text:span text:style-name="T9">Helmholtz coil</text:span></text:p>
          </draw:text-box>
        </draw:frame>
        <draw:line draw:style-name="gr9" draw:text-style-name="P1" draw:layer="layout" svg:x1="14.409cm" svg:y1="6.866cm" svg:x2="17.942cm" svg:y2="6.846cm">
          <text:p/>
        </draw:line>
        <draw:line draw:style-name="gr3" draw:text-style-name="P1" draw:layer="layout" svg:x1="19.722cm" svg:y1="10.745cm" svg:x2="27.319cm" svg:y2="10.727cm">
          <text:p/>
        </draw:line>
        <draw:line draw:style-name="gr3" draw:text-style-name="P1" draw:layer="layout" svg:x1="19.701cm" svg:y1="10.744cm" svg:x2="19.663cm" svg:y2="3.938cm">
          <text:p/>
        </draw:line>
        <draw:frame draw:style-name="gr5" draw:layer="layout" svg:width="1.7cm" svg:height="0.962cm" svg:x="22.165cm" svg:y="10.716cm">
          <draw:text-box>
            <text:p>time</text:p>
          </draw:text-box>
        </draw:frame>
        <draw:polyline draw:style-name="gr10" draw:text-style-name="P1" draw:layer="layout" svg:width="5.639cm" svg:height="6.767cm" draw:transform="skewX (0.478394747971555) rotate (-1.83626090602407) translate (26.7447328096461cm 7.02122504925586cm)" svg:viewBox="0 0 5640 6768" draw:points="5640,6727 5313,6727 4447,6768 3890,6737 3497,6681 3210,6577 3136,6458 3120,6230 3464,5836 3856,5479 4290,5069 4912,4511 5133,4298 5369,4029 5444,3889 5484,3733 5444,3578 5247,3485 4887,3366 4371,3335 2963,3340 1834,3335 1147,3294 811,3231 598,3118 492,3009 467,2823 672,2512 1719,1714 2235,1305 2636,984 2898,668 2987,419 2930,269 2643,114 2259,42 1736,0 1024,5 0,6">
          <text:p/>
        </draw:polyline>
        <draw:polyline draw:style-name="gr11" draw:text-style-name="P1" draw:layer="layout" svg:width="5.639cm" svg:height="6.767cm" draw:transform="skewX (0.478394747971555) rotate (-1.83626090602407) translate (25.9457328096461cm 7.02122504925586cm)" svg:viewBox="0 0 5640 6768" draw:points="5640,6727 5313,6727 4447,6768 3890,6737 3497,6681 3210,6577 3136,6458 3120,6230 3464,5836 3856,5479 4290,5069 4912,4511 5133,4298 5369,4029 5444,3889 5484,3733 5444,3578 5247,3485 4887,3366 4371,3335 2963,3340 1834,3335 1147,3294 811,3231 598,3118 492,3009 467,2823 672,2512 1719,1714 2235,1305 2636,984 2898,668 2987,419 2930,269 2643,114 2259,42 1736,0 1024,5 0,6">
          <text:p/>
        </draw:polyline>
        <draw:rect draw:style-name="gr2" draw:text-style-name="P1" draw:layer="layout" svg:width="0.799cm" svg:height="3.852cm" svg:x="18.858cm" svg:y="4.553cm">
          <text:p/>
        </draw:rect>
        <draw:frame draw:style-name="gr5" draw:layer="layout" svg:width="2.153cm" svg:height="0.962cm" draw:transform="rotate (1.55788089032984) translate (18.623cm 8.103cm)">
          <draw:text-box>
            <text:p>signal</text:p>
          </draw:text-box>
        </draw:frame>
        <draw:frame draw:style-name="gr5" draw:text-style-name="P2" draw:layer="layout" svg:width="0.714cm" svg:height="0.725cm" svg:x="19.496cm" svg:y="4.412cm">
          <draw:text-box>
            <text:p><text:span text:style-name="T1">x</text:span></text:p>
          </draw:text-box>
        </draw:frame>
        <draw:frame draw:style-name="gr5" draw:text-style-name="P3" draw:layer="layout" svg:width="0.714cm" svg:height="0.725cm" svg:x="20.696cm" svg:y="4.412cm">
          <draw:text-box>
            <text:p><text:span text:style-name="T2">y</text:span></text:p>
          </draw:text-box>
        </draw:frame>
        <draw:g>
          <draw:frame draw:style-name="gr1" draw:text-style-name="P1" draw:layer="layout" svg:width="2.517cm" svg:height="2.789cm" svg:x="9.542cm" svg:y="5.424cm">
            <draw:image xlink:href="Pictures/2000004300001B9000000DC859024D20.svm" xlink:type="simple" xlink:show="embed" xlink:actuate="onLoad">
              <text:p/>
            </draw:image>
          </draw:frame>
          <draw:rect draw:style-name="gr2" draw:text-style-name="P1" draw:layer="layout" svg:width="2.934cm" svg:height="1.235cm" svg:x="9.222cm" svg:y="5.568cm">
            <text:p/>
          </draw:rect>
          <draw:rect draw:style-name="gr2" draw:text-style-name="P1" draw:layer="layout" svg:width="0.502cm" svg:height="1.235cm" svg:x="9.655cm" svg:y="6.659cm">
            <text:p/>
          </draw:rect>
          <draw:rect draw:style-name="gr2" draw:text-style-name="P1" draw:layer="layout" svg:width="0.502cm" svg:height="1.235cm" svg:x="11.455cm" svg:y="6.66cm">
            <text:p/>
          </draw:rect>
        </draw:g>
        <draw:frame draw:style-name="gr5" draw:text-style-name="P6" draw:layer="layout" svg:width="3.139cm" svg:height="0.725cm" svg:x="9.562cm" svg:y="7.718cm">
          <draw:text-box>
            <text:p><text:span text:style-name="T9">Helmholtz coil</text:span></text:p>
          </draw:text-box>
        </draw:frame>
        <draw:line draw:style-name="gr12" draw:text-style-name="P1" draw:layer="layout" svg:x1="6.321cm" svg:y1="9.844cm" svg:x2="9.858cm" svg:y2="7.79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ussi Eloranta</meta:initial-creator>
    <meta:creation-date>2011-01-28T10:53:48</meta:creation-date>
    <meta:generator>OpenOffice.org/3.3$Linux OpenOffice.org_project/330m19$Build-9561</meta:generator>
    <dc:date>2011-01-28T15:51:43</dc:date>
    <dc:creator>Jussi Eloranta</dc:creator>
    <meta:editing-duration>PT3H17M45S</meta:editing-duration>
    <meta:editing-cycles>29</meta:editing-cycles>
    <meta:document-statistic meta:object-count="42"/>
  </office:meta>
</office:document-meta>
</file>

<file path=Object 1/content.xml><?xml version="1.0" encoding="utf-8"?>
<math xmlns="http://www.w3.org/1998/Math/MathML">
  <semantics>
    <mover accent="true">
      <mi>B</mi>
      <mo stretchy="false">⃗</mo>
    </mover>
    <annotation encoding="StarMath 5.0">vec B </annotation>
  </semantics>
</math>
</file>